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2.8cm" fo:min-width="7.276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0.7cm" fo:min-width="2.877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4.4cm" fo:min-width="8.15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0.9cm" fo:min-width="2.6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-color="#0000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cm" svg:stroke-color="#000000" draw:marker-start-width="0.275cm" draw:marker-end-width="0.275cm" draw:fill-color="#00000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6cm" fo:min-width="11.15cm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1.6cm" fo:min-width="2.65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4.7cm" fo:min-width="5.95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1.222cm" fo:min-width="2.65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2.6cm" fo:min-width="5.65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5cm" fo:min-width="5.95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1.422cm" fo:min-width="2.65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width="0.05cm" svg:stroke-color="#000000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0.9cm" fo:min-width="3.85cm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0.9cm" fo:min-width="3.2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text-shadow="none" style:font-size-asian="10pt" style:font-size-complex="10pt"/>
    </style:style>
    <style:style style:name="P3" style:family="paragraph">
      <style:paragraph-properties fo:text-align="center"/>
      <style:text-properties fo:font-size="12pt" fo:text-shadow="none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fo:text-shadow="none" style:font-size-asian="10pt" style:font-size-complex="10pt"/>
    </style:style>
    <style:style style:name="T2" style:family="text">
      <style:text-properties fo:font-size="12pt" fo:text-shadow="none" style:font-size-asian="12pt" style:font-size-complex="12pt"/>
    </style:style>
    <style:style style:name="T3" style:family="text">
      <style:text-properties fo:font-size="10pt" fo:font-style="normal" fo:text-shadow="none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826cm" svg:height="3.1cm" svg:x="12.501cm" svg:y="25.3cm">
          <text:p text:style-name="P1"><text:span text:style-name="T1">i1</text:span></text:p>
          <text:p text:style-name="P1"><text:span text:style-name="T1">nwlab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" draw:id="id16" draw:layer="layout" svg:width="3.427cm" svg:height="1cm" svg:x="12.5cm" svg:y="25.3cm">
          <text:p text:style-name="P1"><text:span text:style-name="T1">eth0 – 10.107.1.42</text:span></text:p>
          <text:p text:style-name="P1"><text:span text:style-name="T1">52:54:00:33:05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7cm" svg:height="4.7cm" svg:x="7.092cm" svg:y="18.2cm">
          <text:p text:style-name="P1"><text:span text:style-name="T2"><text:s text:c="7"/></text:span><text:span text:style-name="T2">f1 - nwlab0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3.2cm" svg:height="1.2cm" svg:x="12.6cm" svg:y="21.678cm">
          <text:p text:style-name="P1"><text:span text:style-name="T1">eth0 – 10.107.1.1</text:span><text:span text:style-name="T1"><text:line-break/></text:span><text:span text:style-name="T1">52:54:00:33:02:0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3.2cm" svg:height="1.2cm" svg:x="7.331cm" svg:y="18.378cm">
          <text:p text:style-name="P1"><text:span text:style-name="T1">eth1</text:span><text:span text:style-name="T1"><text:line-break/></text:span><text:span text:style-name="T1">52:54:00:33:02: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2cm" svg:height="1.2cm" svg:x="7.331cm" svg:y="21.478cm">
          <text:p text:style-name="P1"><text:span text:style-name="T1">eth2</text:span><text:span text:style-name="T1"><text:line-break/></text:span><text:span text:style-name="T1">52:54:00:33:02:0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2cm" svg:height="1.2cm" svg:x="7.131cm" svg:y="19.878cm">
          <text:p text:style-name="P1"><text:span text:style-name="T1">br0 – 10.80.7.2</text:span><text:span text:style-name="T1"><text:line-break/></text:span><text:span text:style-name="T1">eth1, eth2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8.931cm" svg:y1="19.578cm" svg:x2="8.731cm" svg:y2="19.878cm" draw:start-shape="id1" draw:start-glue-point="2" draw:end-shape="id2" draw:end-glue-point="0" svg:d="M8931 19578v150h-200v150" svg:viewBox="0 0 201 301">
          <text:p/>
        </draw:connector>
        <draw:connector draw:style-name="gr6" draw:text-style-name="P4" draw:layer="layout" svg:x1="8.731cm" svg:y1="21.078cm" svg:x2="8.931cm" svg:y2="21.478cm" draw:start-shape="id2" draw:start-glue-point="2" draw:end-shape="id3" draw:end-glue-point="0" svg:d="M8731 21078v200h200v200" svg:viewBox="0 0 201 401">
          <text:p/>
        </draw:connector>
        <draw:custom-shape draw:style-name="gr1" draw:text-style-name="P2" draw:layer="layout" svg:width="7.826cm" svg:height="3.1cm" svg:x="1.074cm" svg:y="25.3cm">
          <text:p text:style-name="P1"><text:span text:style-name="T1">d1</text:span></text:p>
          <text:p text:style-name="P1"><text:span text:style-name="T1">nwlab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3.427cm" svg:height="1cm" svg:x="1.073cm" svg:y="25.3cm">
          <text:p text:style-name="P1"><text:span text:style-name="T1">eth0 – 10.80.7.3</text:span></text:p>
          <text:p text:style-name="P1"><text:span text:style-name="T1">52:54:00:33:06:0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1.7cm" svg:height="6.3cm" svg:x="18cm" svg:y="11.7cm">
          <text:p text:style-name="P1"><text:span text:style-name="T2"><text:s text:c="7"/></text:span><text:span text:style-name="T2">r</text:span><text:span text:style-name="T2"><text:line-break/></text:span><text:span text:style-name="T2">nwlab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2cm" svg:x="26.439cm" svg:y="15.178cm">
          <text:p text:style-name="P1"><text:span text:style-name="T1">Eth0 – 10.7.1.133</text:span><text:span text:style-name="T1"><text:line-break/></text:span><text:span text:style-name="T1">52:54:00:33:01:0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2cm" svg:height="1.2cm" svg:x="19.7cm" svg:y="11.8cm">
          <text:p text:style-name="P1"><text:span text:style-name="T1">eth1</text:span><text:span text:style-name="T1"><text:line-break/></text:span><text:span text:style-name="T1">52:54:00:33:01: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2cm" svg:height="1.2cm" svg:x="21.4cm" svg:y="16.5cm">
          <text:p text:style-name="P1"><text:span text:style-name="T1">eth3</text:span><text:span text:style-name="T1"><text:line-break/></text:span><text:span text:style-name="T1">52:54:00:33:01:0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2cm" svg:height="1.9cm" svg:x="17.98cm" svg:y="13.4cm">
          <text:p text:style-name="P1"><text:span text:style-name="T1">br0 – 10.80.7.1</text:span></text:p>
          <text:p text:style-name="P1"><text:span text:style-name="T1">10.86.0.1</text:span></text:p>
          <text:p text:style-name="P1"><text:span text:style-name="T1">10.85.0.1</text:span><text:span text:style-name="T1"><text:line-break/></text:span><text:span text:style-name="T1">eth1, eth2, eth3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1.3cm" svg:y1="13cm" svg:x2="19.58cm" svg:y2="13.4cm" draw:start-shape="id4" draw:start-glue-point="2" draw:end-shape="id5" draw:end-glue-point="0" svg:d="M21300 13000v200h-1720v200" svg:viewBox="0 0 1721 401">
          <text:p/>
        </draw:connector>
        <draw:connector draw:style-name="gr6" draw:text-style-name="P4" draw:layer="layout" svg:x1="19.58cm" svg:y1="15.3cm" svg:x2="23cm" svg:y2="16.5cm" draw:start-shape="id5" draw:start-glue-point="2" draw:end-shape="id6" draw:end-glue-point="0" svg:d="M19580 15300v600h3420v600" svg:viewBox="0 0 3421 1201">
          <text:p/>
        </draw:connector>
        <draw:custom-shape draw:style-name="gr9" draw:text-style-name="P3" draw:layer="layout" svg:width="6.5cm" svg:height="5cm" svg:x="9.9cm" svg:y="4.9cm">
          <text:p text:style-name="P1"><text:span text:style-name="T2"><text:s text:c="26"/></text:span><text:span text:style-name="T2">f2</text:span></text:p>
          <text:p text:style-name="P1"><text:span text:style-name="T2"><text:s text:c="26"/></text:span><text:span text:style-name="T2">nwlab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cm" svg:height="1.2cm" svg:x="10.139cm" svg:y="5.078cm">
          <text:p text:style-name="P1"><text:span text:style-name="T1">eth0</text:span><text:span text:style-name="T1"><text:line-break/></text:span><text:span text:style-name="T1">52:54:00:33:03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3.2cm" svg:height="1.2cm" svg:x="10.1cm" svg:y="8.5cm">
          <text:p text:style-name="P1"><text:span text:style-name="T1">eth1</text:span><text:span text:style-name="T1"><text:line-break/></text:span><text:span text:style-name="T1">52:54:00:33:03: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8" draw:id="id8" draw:layer="layout" svg:width="3.2cm" svg:height="1.522cm" svg:x="9.939cm" svg:y="6.578cm">
          <text:p text:style-name="P1"><text:span text:style-name="T1">br0 – 10.85.0.2</text:span></text:p>
          <text:p text:style-name="P1"><text:span text:style-name="T1">10.200.1.1</text:span><text:span text:style-name="T1"><text:line-break/></text:span><text:span text:style-name="T1">eth0, 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1.739cm" svg:y1="6.278cm" svg:x2="11.539cm" svg:y2="6.578cm" draw:start-shape="id7" draw:start-glue-point="2" draw:end-shape="id8" draw:end-glue-point="0" svg:d="M11739 6278v150h-200v150" svg:viewBox="0 0 201 301">
          <text:p/>
        </draw:connector>
        <draw:connector draw:style-name="gr6" draw:text-style-name="P4" draw:layer="layout" svg:x1="11.539cm" svg:y1="8.1cm" svg:x2="11.7cm" svg:y2="8.5cm" draw:start-shape="id8" draw:start-glue-point="2" draw:end-shape="id9" draw:end-glue-point="0" svg:d="M11539 8100v200h161v200" svg:viewBox="0 0 162 401">
          <text:p/>
        </draw:connector>
        <draw:custom-shape draw:style-name="gr11" draw:text-style-name="P2" draw:layer="layout" svg:width="6.2cm" svg:height="2.9cm" svg:x="1.1cm" svg:y="10cm">
          <text:p text:style-name="P1"><text:span text:style-name="T1"/></text:p>
          <text:p text:style-name="P1"><text:span text:style-name="T1">i2</text:span></text:p>
          <text:p text:style-name="P1"><text:span text:style-name="T1">nwlab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427cm" svg:height="1cm" svg:x="3.873cm" svg:y="10cm">
          <text:p text:style-name="P1"><text:span text:style-name="T1">eth0 – 10.200.1.42</text:span></text:p>
          <text:p text:style-name="P1"><text:span text:style-name="T1">52:54:00:33:08:0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2cm" svg:height="2.9cm" svg:x="1cm" svg:y="2.5cm">
          <text:p text:style-name="P1"><text:span text:style-name="T1"/></text:p>
          <text:p text:style-name="P1"><text:span text:style-name="T1">d2</text:span></text:p>
          <text:p text:style-name="P1"><text:span text:style-name="T1">nwlab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427cm" svg:height="1cm" svg:x="3.773cm" svg:y="2.5cm">
          <text:p text:style-name="P1"><text:span text:style-name="T1">eth0 – 10.85.0.3</text:span></text:p>
          <text:p text:style-name="P1"><text:span text:style-name="T1">52:54:00:33:09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5cm" svg:height="5.3cm" svg:x="25.6cm" svg:y="3.7cm">
          <text:p text:style-name="P1"><text:span text:style-name="T2"><text:s text:c="26"/></text:span><text:span text:style-name="T2">f3</text:span><text:span text:style-name="T2"><text:line-break/></text:span><text:span text:style-name="T2"> <text:s text:c="25"/>nwlab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3.2cm" svg:height="1.2cm" svg:x="25.839cm" svg:y="3.878cm">
          <text:p text:style-name="P1"><text:span text:style-name="T1">eth0</text:span><text:span text:style-name="T1"><text:line-break/></text:span><text:span text:style-name="T1">52:54:00:33:04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3.2cm" svg:height="1.2cm" svg:x="25.8cm" svg:y="7.581cm">
          <text:p text:style-name="P1"><text:span text:style-name="T1">eth1</text:span><text:span text:style-name="T1"><text:line-break/></text:span><text:span text:style-name="T1">52:54:00:33:04: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1" draw:id="id11" draw:layer="layout" svg:width="3.2cm" svg:height="1.722cm" svg:x="25.57cm" svg:y="5.378cm">
          <text:p text:style-name="P1"><text:span text:style-name="T1">br0 – 10.86.0.2</text:span></text:p>
          <text:p text:style-name="P1"><text:span text:style-name="T1">10.100.1.1</text:span><text:span text:style-name="T1"><text:line-break/></text:span><text:span text:style-name="T1">eth0, 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27.439cm" svg:y1="5.078cm" svg:x2="27.17cm" svg:y2="5.378cm" draw:start-shape="id10" draw:start-glue-point="2" draw:end-shape="id11" draw:end-glue-point="0" svg:d="M27439 5078v150h-269v150" svg:viewBox="0 0 270 301">
          <text:p/>
        </draw:connector>
        <draw:connector draw:style-name="gr6" draw:text-style-name="P4" draw:layer="layout" svg:x1="27.17cm" svg:y1="7.1cm" svg:x2="27.4cm" svg:y2="7.581cm" draw:start-shape="id11" draw:start-glue-point="2" draw:end-shape="id12" draw:end-glue-point="0" svg:d="M27170 7100v241h230v240" svg:viewBox="0 0 231 482">
          <text:p/>
        </draw:connector>
        <draw:custom-shape draw:style-name="gr11" draw:text-style-name="P2" draw:layer="layout" svg:width="6.2cm" svg:height="2.9cm" svg:x="33.9cm" svg:y="6.7cm">
          <text:p text:style-name="P1"><text:span text:style-name="T1">i4</text:span></text:p>
          <text:p text:style-name="P1"><text:span text:style-name="T1">nwlab1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3.427cm" svg:height="1cm" svg:x="33.9cm" svg:y="8.6cm">
          <text:p text:style-name="P1"><text:span text:style-name="T1">eth0 – 10.100.1.23</text:span></text:p>
          <text:p text:style-name="P1"><text:span text:style-name="T1">52:54:00:33:11:0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2cm" svg:height="2.9cm" svg:x="33.7cm" svg:y="2.3cm">
          <text:p text:style-name="P1"><text:span text:style-name="T1"/></text:p>
          <text:p text:style-name="P1"><text:span text:style-name="T1">d3</text:span></text:p>
          <text:p text:style-name="P1"><text:span text:style-name="T1">nwlab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3.427cm" svg:height="1cm" svg:x="33.7cm" svg:y="2.3cm">
          <text:p text:style-name="P1"><text:span text:style-name="T1">eth0 – 10.86.0.5</text:span></text:p>
          <text:p text:style-name="P1"><text:span text:style-name="T1">52:54:00:33:10:0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8" draw:id="id18" draw:layer="layout" svg:width="3.2cm" svg:height="1.2cm" svg:x="24.8cm" svg:y="11.9cm">
          <text:p text:style-name="P1"><text:span text:style-name="T1">eth2 – 10.107.1.1</text:span><text:span text:style-name="T1"><text:line-break/></text:span><text:span text:style-name="T1">52:54:00:33:01:02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5.586cm" svg:y1="10cm" svg:x2="10.139cm" svg:y2="5.678cm" draw:start-shape="id13" draw:start-glue-point="0" draw:end-shape="id7" draw:end-glue-point="3" svg:d="M5586 10000v-4322h4553" svg:viewBox="0 0 4554 4323">
          <text:p/>
        </draw:connector>
        <draw:connector draw:style-name="gr14" draw:text-style-name="P1" draw:layer="layout" svg:x1="7.2cm" svg:y1="3cm" svg:x2="10.139cm" svg:y2="5.678cm" draw:start-shape="id14" draw:start-glue-point="1" draw:end-shape="id7" draw:end-glue-point="3" svg:d="M7200 3000h1469v2678h1470" svg:viewBox="0 0 2940 2679">
          <text:p/>
        </draw:connector>
        <draw:connector draw:style-name="gr14" draw:text-style-name="P1" draw:layer="layout" svg:x1="14.2cm" svg:y1="22.878cm" svg:x2="14.213cm" svg:y2="25.3cm" draw:start-shape="id15" draw:start-glue-point="2" draw:end-shape="id16" svg:d="M14200 22878v1211h13v1211" svg:viewBox="0 0 14 2423">
          <text:p/>
        </draw:connector>
        <draw:connector draw:style-name="gr14" draw:text-style-name="P1" draw:layer="layout" svg:x1="2.786cm" svg:y1="25.3cm" svg:x2="7.331cm" svg:y2="22.078cm" draw:start-shape="id17" draw:start-glue-point="0" draw:end-shape="id3" draw:end-glue-point="3" svg:d="M2786 25300v-3222h4545" svg:viewBox="0 0 4546 3223">
          <text:p/>
        </draw:connector>
        <draw:connector draw:style-name="gr15" draw:text-style-name="P1" draw:layer="layout" svg:x1="7.131cm" svg:y1="20.478cm" svg:x2="7.131cm" svg:y2="20.478cm" draw:start-shape="id2" draw:start-glue-point="3" draw:end-shape="id2" draw:end-glue-point="3" svg:d="M7131 20478z" svg:viewBox="0 0 1 1">
          <text:p/>
        </draw:connector>
        <draw:connector draw:style-name="gr14" draw:text-style-name="P1" draw:layer="layout" svg:x1="8.931cm" svg:y1="18.378cm" svg:x2="21.4cm" svg:y2="17.1cm" draw:start-shape="id1" draw:start-glue-point="0" draw:end-shape="id6" svg:d="M8931 18378v-1278h12469" svg:viewBox="0 0 12470 1279">
          <text:p/>
        </draw:connector>
        <draw:line draw:style-name="gr16" draw:text-style-name="P5" draw:layer="layout" svg:x1="29.7cm" svg:y1="15.8cm" svg:x2="34.7cm" svg:y2="15.8cm">
          <text:p/>
        </draw:line>
        <draw:connector draw:style-name="gr14" draw:text-style-name="P1" draw:layer="layout" svg:x1="26.4cm" svg:y1="13.1cm" svg:x2="21.18cm" svg:y2="14.35cm" draw:start-shape="id18" draw:start-glue-point="2" draw:end-shape="id5" draw:end-glue-point="1" svg:d="M26400 13100v1250h-5220" svg:viewBox="0 0 5221 1251">
          <text:p/>
        </draw:connector>
        <draw:connector draw:style-name="gr14" draw:text-style-name="P1" draw:layer="layout" svg:x1="13.3cm" svg:y1="9.1cm" svg:x2="19.7cm" svg:y2="12.4cm" draw:start-shape="id9" draw:end-shape="id4" draw:end-glue-point="3" svg:d="M13300 9100h3200v3300h3200" svg:viewBox="0 0 6401 3301">
          <text:p/>
        </draw:connector>
        <draw:connector draw:style-name="gr17" draw:text-style-name="P1" draw:layer="layout" svg:x1="25.839cm" svg:y1="4.478cm" svg:x2="33.7cm" svg:y2="2.8cm" draw:start-shape="id10" draw:start-glue-point="3" draw:end-shape="id19" draw:end-glue-point="3" svg:d="M25839 4478h-525v-1678h8386" svg:viewBox="0 0 8387 1679">
          <text:p/>
        </draw:connector>
        <draw:connector draw:style-name="gr17" draw:text-style-name="P1" draw:layer="layout" draw:line-skew="0.5cm" svg:x1="30.7cm" svg:y1="2.2cm" svg:x2="33.9cm" svg:y2="9.1cm" draw:start-shape="id20" draw:end-shape="id21" draw:end-glue-point="3" svg:d="M30700 2200h2100v6900h1100" svg:viewBox="0 0 3201 6901">
          <text:p/>
        </draw:connector>
        <draw:custom-shape draw:style-name="gr18" draw:text-style-name="P2" xml:id="id20" draw:id="id20" draw:layer="layout" svg:width="4.4cm" svg:height="1.2cm" svg:x="26.3cm" svg:y="1.6cm">
          <text:p text:style-name="P1"><text:span text:style-name="T1">host-bridge br16</text:span></text:p>
          <text:p text:style-name="P1"><text:span text:style-name="T1">f3:eth0; d3:eth0; i3:eth0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5.8cm" svg:y1="8.181cm" svg:x2="24.8cm" svg:y2="12.5cm" draw:start-shape="id12" draw:start-glue-point="3" draw:end-shape="id18" svg:d="M25800 8181h-1525v4319h525" svg:viewBox="0 0 1526 4320">
          <text:p/>
        </draw:connector>
        <draw:custom-shape draw:style-name="gr19" draw:text-style-name="P2" draw:layer="layout" svg:width="3.8cm" svg:height="1.2cm" svg:x="12.3cm" svg:y="23.5cm">
          <text:p text:style-name="P1"><text:span text:style-name="T1">host-bridge br15</text:span></text:p>
          <text:p text:style-name="P1"><text:span text:style-name="T1">f1:eth0; i1:eth0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8cm" svg:height="1.2cm" svg:x="20.9cm" svg:y="7.3cm">
          <text:p text:style-name="P1"><text:span text:style-name="T1">host-bridge br10</text:span></text:p>
          <text:p text:style-name="P1"><text:span text:style-name="T1">r:eth2; f3: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2" draw:id="id22" draw:layer="layout" svg:width="4.4cm" svg:height="1.2cm" svg:x="5.3cm" svg:y="5.7cm">
          <text:p text:style-name="P1"><text:span text:style-name="T1">host-bridge br11</text:span></text:p>
          <text:p text:style-name="P1"><text:span text:style-name="T1">f2:eth0; f2:eth0; i2: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4.4cm" svg:height="1.2cm" svg:x="13.6cm" svg:y="10.3cm">
          <text:p text:style-name="P1"><text:span text:style-name="T1">host-bridge br12</text:span></text:p>
          <text:p text:style-name="P1"><text:span text:style-name="T1">f2:eth1; r: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cm" svg:height="1.2cm" svg:x="9.5cm" svg:y="16.1cm">
          <text:p text:style-name="P1"><text:span text:style-name="T1">host-bridge br13</text:span></text:p>
          <text:p text:style-name="P1"><text:span text:style-name="T1">f1:eth1; r:eth3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8cm" svg:height="1.2cm" svg:x="2.5cm" svg:y="21.5cm">
          <text:p text:style-name="P1"><text:span text:style-name="T1">host-bridge br14</text:span></text:p>
          <text:p text:style-name="P1"><text:span text:style-name="T1">f1:eth2; d1:eth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4" draw:id="id24" draw:layer="layout" svg:width="6.2cm" svg:height="2.9cm" svg:x="33.9cm" svg:y="10.3cm">
          <text:p text:style-name="P1"><text:span text:style-name="T1">i5 – routed 10.86.0.24</text:span></text:p>
          <text:p text:style-name="P1"><text:span text:style-name="T1">nwlab12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7cm" svg:height="1cm" svg:x="33.9cm" svg:y="12.2cm">
          <text:p text:style-name="P1"><text:span text:style-name="T1">eth0 – 10.100.1.24</text:span></text:p>
          <text:p text:style-name="P1"><text:span text:style-name="T1">52:54:00:33:12:0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6.2cm" svg:height="2.9cm" svg:x="1.1cm" svg:y="13.4cm">
          <text:p text:style-name="P1"><text:span text:style-name="T1"/></text:p>
          <text:p text:style-name="P1"><text:span text:style-name="T1">i3 – routed 10.85.0.43</text:span></text:p>
          <text:p text:style-name="P1"><text:span text:style-name="T3">nwlab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7cm" svg:height="1cm" svg:x="3.873cm" svg:y="13.4cm">
          <text:p text:style-name="P1"><text:span text:style-name="T1">eth0 – 10.200.1.43</text:span></text:p>
          <text:p text:style-name="P1"><text:span text:style-name="T1">52:54:00:33:07:00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7.5cm" svg:y1="6.9cm" svg:x2="7.3cm" svg:y2="14.85cm" draw:start-shape="id22" draw:start-glue-point="2" draw:end-shape="id23" draw:end-glue-point="1" svg:d="M7500 6900v3250h325v4700h-525" svg:viewBox="0 0 526 7951">
          <text:p/>
        </draw:connector>
        <draw:connector draw:style-name="gr20" draw:text-style-name="P1" draw:layer="layout" draw:line-skew="0.5cm" svg:x1="30.7cm" svg:y1="2.2cm" svg:x2="33.9cm" svg:y2="11.75cm" draw:start-shape="id20" draw:start-glue-point="1" draw:end-shape="id24" svg:d="M30700 2200h2100v9550h1100" svg:viewBox="0 0 3201 9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5T15:42:26</meta:creation-date>
    <dc:date>2015-09-15T10:08:34.793915184</dc:date>
    <meta:editing-duration>PT7H3M55S</meta:editing-duration>
    <meta:editing-cycles>76</meta:editing-cycles>
    <meta:generator>LibreOffice/5.0.1.2$Linux_X86_64 LibreOffice_project/00m0$Build-2</meta:generator>
    <dc:creator>Robert Gierzinger</dc:creator>
    <meta:document-statistic meta:object-count="64"/>
  </office:meta>
</office:document-meta>
</file>